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1cm" style:rel-column-width="15421*"/>
    </style:style>
    <style:style style:name="Table1.B" style:family="table-column">
      <style:table-column-properties style:column-width="13cm" style:rel-column-width="501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13cm" style:rel-column-width="5011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1cm" style:rel-column-width="15421*"/>
    </style:style>
    <style:style style:name="Table3.B" style:family="table-column">
      <style:table-column-properties style:column-width="13cm" style:rel-column-width="5011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001cm" style:rel-column-width="15421*"/>
    </style:style>
    <style:style style:name="Table4.B" style:family="table-column">
      <style:table-column-properties style:column-width="13cm" style:rel-column-width="5011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01cm" style:rel-column-width="15421*"/>
    </style:style>
    <style:style style:name="Table5.B" style:family="table-column">
      <style:table-column-properties style:column-width="13cm" style:rel-column-width="5011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001cm" style:rel-column-width="15421*"/>
    </style:style>
    <style:style style:name="Table6.B" style:family="table-column">
      <style:table-column-properties style:column-width="13cm" style:rel-column-width="5011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001cm" style:rel-column-width="15421*"/>
    </style:style>
    <style:style style:name="Table7.B" style:family="table-column">
      <style:table-column-properties style:column-width="13cm" style:rel-column-width="5011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001cm" style:rel-column-width="15421*"/>
    </style:style>
    <style:style style:name="Table8.B" style:family="table-column">
      <style:table-column-properties style:column-width="13cm" style:rel-column-width="50114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001cm" style:rel-column-width="15421*"/>
    </style:style>
    <style:style style:name="Table9.B" style:family="table-column">
      <style:table-column-properties style:column-width="13cm" style:rel-column-width="5011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001cm" style:rel-column-width="15421*"/>
    </style:style>
    <style:style style:name="Table10.B" style:family="table-column">
      <style:table-column-properties style:column-width="13cm" style:rel-column-width="5011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001cm" style:rel-column-width="19276*"/>
    </style:style>
    <style:style style:name="Table11.B" style:family="table-column">
      <style:table-column-properties style:column-width="3.5cm" style:rel-column-width="13490*"/>
    </style:style>
    <style:style style:name="Table11.C" style:family="table-column">
      <style:table-column-properties style:column-width="8.5cm" style:rel-column-width="3276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5cm" style:rel-column-width="2551*"/>
    </style:style>
    <style:style style:name="Table12.B" style:family="table-column">
      <style:table-column-properties style:column-width="12.501cm" style:rel-column-width="708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001cm" style:rel-column-width="2268*"/>
    </style:style>
    <style:style style:name="Table13.B" style:family="table-column">
      <style:table-column-properties style:column-width="13cm" style:rel-column-width="7370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14252"/>
    </style:style>
    <style:style style:name="P2" style:family="paragraph" style:parent-style-name="Text_20_body">
      <style:text-properties fo:font-weight="normal" officeooo:paragraph-rsid="0015fa2a" style:font-weight-asian="normal" style:font-weight-complex="normal"/>
    </style:style>
    <style:style style:name="P3" style:family="paragraph" style:parent-style-name="Text_20_body">
      <style:text-properties fo:font-weight="normal" officeooo:rsid="0012e4ed" officeooo:paragraph-rsid="0012e4ed" style:font-weight-asian="normal" style:font-weight-complex="normal"/>
    </style:style>
    <style:style style:name="P4" style:family="paragraph" style:parent-style-name="Text_20_body">
      <style:text-properties officeooo:paragraph-rsid="00147ccc"/>
    </style:style>
    <style:style style:name="P5" style:family="paragraph" style:parent-style-name="Text_20_body">
      <style:text-properties officeooo:paragraph-rsid="0015fa2a"/>
    </style:style>
    <style:style style:name="P6" style:family="paragraph" style:parent-style-name="Text_20_body">
      <style:text-properties officeooo:rsid="001b79e5" officeooo:paragraph-rsid="001c0ba6"/>
    </style:style>
    <style:style style:name="P7" style:family="paragraph" style:parent-style-name="Text_20_body">
      <style:text-properties officeooo:rsid="001b79e5" officeooo:paragraph-rsid="001b79e5"/>
    </style:style>
    <style:style style:name="P8" style:family="paragraph" style:parent-style-name="Text_20_body">
      <style:text-properties officeooo:rsid="00114252" officeooo:paragraph-rsid="00114252"/>
    </style:style>
    <style:style style:name="P9" style:family="paragraph" style:parent-style-name="Text_20_body">
      <style:paragraph-properties fo:text-align="justify" style:justify-single-word="false"/>
      <style:text-properties officeooo:rsid="00114252" officeooo:paragraph-rsid="00114252"/>
    </style:style>
    <style:style style:name="P10" style:family="paragraph" style:parent-style-name="Text_20_body">
      <style:text-properties officeooo:rsid="0013096d" officeooo:paragraph-rsid="0013096d"/>
    </style:style>
    <style:style style:name="P11" style:family="paragraph" style:parent-style-name="Text_20_body">
      <style:text-properties officeooo:rsid="00147ccc" officeooo:paragraph-rsid="00147ccc"/>
    </style:style>
    <style:style style:name="P12" style:family="paragraph" style:parent-style-name="Text_20_body">
      <style:paragraph-properties fo:text-align="justify" style:justify-single-word="false"/>
      <style:text-properties officeooo:rsid="00173482" officeooo:paragraph-rsid="001c4cc9"/>
    </style:style>
    <style:style style:name="P13" style:family="paragraph" style:parent-style-name="Table_20_Contents">
      <style:paragraph-properties fo:text-align="center" style:justify-single-word="false"/>
      <style:text-properties officeooo:paragraph-rsid="00114252"/>
    </style:style>
    <style:style style:name="P14" style:family="paragraph" style:parent-style-name="Table_20_Contents">
      <style:paragraph-properties fo:text-align="center" style:justify-single-word="false"/>
      <style:text-properties officeooo:paragraph-rsid="0012e4ed"/>
    </style:style>
    <style:style style:name="P15" style:family="paragraph" style:parent-style-name="Table_20_Contents">
      <style:paragraph-properties fo:text-align="center" style:justify-single-word="false"/>
      <style:text-properties officeooo:paragraph-rsid="00147ccc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4252" officeooo:paragraph-rsid="0011425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2e4ed" officeooo:paragraph-rsid="0012e4e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3096d" officeooo:paragraph-rsid="0013096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47ccc" officeooo:paragraph-rsid="00147cc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114252" officeooo:paragraph-rsid="00114252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12e4ed" officeooo:paragraph-rsid="0012e4ed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3096d" officeooo:paragraph-rsid="0013096d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47ccc" officeooo:paragraph-rsid="00147ccc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officeooo:rsid="00114252" officeooo:paragraph-rsid="00114252"/>
    </style:style>
    <style:style style:name="P25" style:family="paragraph" style:parent-style-name="Table_20_Contents">
      <style:paragraph-properties fo:text-align="center" style:justify-single-word="false"/>
      <style:text-properties officeooo:rsid="0012e4ed" officeooo:paragraph-rsid="0012e4ed"/>
    </style:style>
    <style:style style:name="P26" style:family="paragraph" style:parent-style-name="Table_20_Contents">
      <style:paragraph-properties fo:text-align="center" style:justify-single-word="false"/>
      <style:text-properties officeooo:rsid="0013096d" officeooo:paragraph-rsid="0013096d"/>
    </style:style>
    <style:style style:name="P27" style:family="paragraph" style:parent-style-name="Table_20_Contents">
      <style:paragraph-properties fo:text-align="center" style:justify-single-word="false"/>
      <style:text-properties officeooo:rsid="00147ccc" officeooo:paragraph-rsid="00147ccc"/>
    </style:style>
    <style:style style:name="P28" style:family="paragraph" style:parent-style-name="Text_20_body">
      <style:paragraph-properties fo:text-align="justify" style:justify-single-word="false"/>
      <style:text-properties officeooo:rsid="001c4cc9" officeooo:paragraph-rsid="001c4cc9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1c4cc9" officeooo:paragraph-rsid="001c4cc9" style:font-weight-asian="normal" style:font-weight-complex="normal"/>
    </style:style>
    <style:style style:name="P30" style:family="paragraph" style:parent-style-name="Text_20_body" style:list-style-name="L1">
      <style:paragraph-properties fo:text-align="justify" style:justify-single-word="false"/>
      <style:text-properties fo:font-weight="normal" officeooo:rsid="001c4cc9" officeooo:paragraph-rsid="001c4cc9" style:font-weight-asian="normal" style:font-weight-complex="normal"/>
    </style:style>
    <style:style style:name="P31" style:family="paragraph" style:parent-style-name="Text_20_body">
      <style:text-properties officeooo:rsid="00199d8d" officeooo:paragraph-rsid="001d8c9f"/>
    </style:style>
    <style:style style:name="P32" style:family="paragraph" style:parent-style-name="Text_20_body">
      <style:paragraph-properties fo:text-align="justify" style:justify-single-word="false"/>
      <style:text-properties officeooo:rsid="00199d8d" officeooo:paragraph-rsid="001d8c9f"/>
    </style:style>
    <style:style style:name="P33" style:family="paragraph" style:parent-style-name="Text_20_body">
      <style:paragraph-properties fo:text-align="justify" style:justify-single-word="false"/>
      <style:text-properties officeooo:rsid="001b79e5" officeooo:paragraph-rsid="001e6091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1b79e5" officeooo:paragraph-rsid="001e6091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1b79e5" officeooo:paragraph-rsid="001ea680"/>
    </style:style>
    <style:style style:name="P36" style:family="paragraph" style:parent-style-name="Text_20_body">
      <style:paragraph-properties fo:text-align="justify" style:justify-single-word="false"/>
      <style:text-properties officeooo:rsid="001b79e5" officeooo:paragraph-rsid="001ea680"/>
    </style:style>
    <style:style style:name="P37" style:family="paragraph" style:parent-style-name="Text_20_body">
      <style:paragraph-properties fo:text-align="justify" style:justify-single-word="false"/>
      <style:text-properties officeooo:rsid="001b79e5" officeooo:paragraph-rsid="001f2bbc"/>
    </style:style>
    <style:style style:name="P38" style:family="paragraph" style:parent-style-name="Text_20_body" style:list-style-name="L3">
      <style:paragraph-properties fo:text-align="justify" style:justify-single-word="false"/>
      <style:text-properties officeooo:rsid="001b79e5" officeooo:paragraph-rsid="001f2bbc"/>
    </style:style>
    <style:style style:name="P39" style:family="paragraph" style:parent-style-name="Heading_20_1">
      <style:text-properties officeooo:rsid="00114252" officeooo:paragraph-rsid="00114252"/>
    </style:style>
    <style:style style:name="P40" style:family="paragraph" style:parent-style-name="Heading_20_2">
      <style:text-properties officeooo:rsid="00114252" officeooo:paragraph-rsid="00114252"/>
    </style:style>
    <style:style style:name="P41" style:family="paragraph" style:parent-style-name="Heading_20_2">
      <style:text-properties officeooo:rsid="00173482" officeooo:paragraph-rsid="00173482"/>
    </style:style>
    <style:style style:name="P42" style:family="paragraph" style:parent-style-name="Heading_20_2">
      <style:text-properties officeooo:rsid="00199d8d" officeooo:paragraph-rsid="00199d8d"/>
    </style:style>
    <style:style style:name="P43" style:family="paragraph" style:parent-style-name="Heading_20_2">
      <style:text-properties officeooo:rsid="001b79e5" officeooo:paragraph-rsid="001b79e5"/>
    </style:style>
    <style:style style:name="P44" style:family="paragraph" style:parent-style-name="Heading_20_2">
      <style:text-properties officeooo:rsid="001b79e5" officeooo:paragraph-rsid="001f2bbc"/>
    </style:style>
    <style:style style:name="P45" style:family="paragraph" style:parent-style-name="Heading_20_3">
      <style:text-properties officeooo:rsid="001b79e5" officeooo:paragraph-rsid="001b79e5"/>
    </style:style>
    <style:style style:name="P46" style:family="paragraph" style:parent-style-name="Heading_20_3">
      <style:text-properties officeooo:rsid="00114252" officeooo:paragraph-rsid="00114252"/>
    </style:style>
    <style:style style:name="P47" style:family="paragraph" style:parent-style-name="Heading_20_3">
      <style:text-properties fo:font-weight="bold" officeooo:rsid="0012e4ed" officeooo:paragraph-rsid="0012e4ed" style:font-weight-asian="bold" style:font-weight-complex="bold"/>
    </style:style>
    <style:style style:name="P48" style:family="paragraph" style:parent-style-name="Heading_20_3">
      <style:text-properties fo:font-weight="bold" officeooo:rsid="0015fa2a" officeooo:paragraph-rsid="0015fa2a" style:font-weight-asian="bold" style:font-weight-complex="bold"/>
    </style:style>
    <style:style style:name="P49" style:family="paragraph" style:parent-style-name="Heading_20_3">
      <style:text-properties officeooo:rsid="0012e4ed" officeooo:paragraph-rsid="0012e4ed"/>
    </style:style>
    <style:style style:name="P50" style:family="paragraph" style:parent-style-name="Heading_20_3">
      <style:text-properties officeooo:rsid="0013096d" officeooo:paragraph-rsid="0013096d"/>
    </style:style>
    <style:style style:name="P51" style:family="paragraph" style:parent-style-name="Heading_20_3">
      <style:text-properties officeooo:rsid="00147ccc" officeooo:paragraph-rsid="00147ccc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c4cc9" officeooo:paragraph-rsid="001c4cc9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01d8c9f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01ea680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rsid="001c4cc9" officeooo:paragraph-rsid="001c4cc9" style:font-style-asian="italic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tyle="italic" officeooo:paragraph-rsid="001d8c9f" style:font-style-asian="italic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tyle="italic" officeooo:paragraph-rsid="001ea680" style:font-style-asian="italic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officeooo:rsid="001c4cc9" officeooo:paragraph-rsid="001c4cc9"/>
    </style:style>
    <style:style style:name="P59" style:family="paragraph" style:parent-style-name="Table_20_Contents">
      <style:paragraph-properties fo:text-align="center" style:justify-single-word="false"/>
      <style:text-properties officeooo:paragraph-rsid="001d8c9f"/>
    </style:style>
    <style:style style:name="P60" style:family="paragraph" style:parent-style-name="Table_20_Contents">
      <style:paragraph-properties fo:text-align="center" style:justify-single-word="false"/>
      <style:text-properties officeooo:paragraph-rsid="001ea680"/>
    </style:style>
    <style:style style:name="T1" style:family="text">
      <style:text-properties officeooo:rsid="00114252"/>
    </style:style>
    <style:style style:name="T2" style:family="text">
      <style:text-properties fo:font-weight="bold" officeooo:rsid="0012e4ed" style:font-weight-asian="bold" style:font-weight-complex="bold"/>
    </style:style>
    <style:style style:name="T3" style:family="text">
      <style:text-properties fo:font-weight="bold" officeooo:rsid="0013096d" style:font-weight-asian="bold" style:font-weight-complex="bold"/>
    </style:style>
    <style:style style:name="T4" style:family="text">
      <style:text-properties fo:font-weight="bold" officeooo:rsid="00147ccc" style:font-weight-asian="bold" style:font-weight-complex="bold"/>
    </style:style>
    <style:style style:name="T5" style:family="text">
      <style:text-properties fo:font-weight="bold" officeooo:rsid="0015fa2a" style:font-weight-asian="bold" style:font-weight-complex="bold"/>
    </style:style>
    <style:style style:name="T6" style:family="text">
      <style:text-properties fo:font-weight="bold" officeooo:rsid="001c4cc9" style:font-weight-asian="bold" style:font-weight-complex="bold"/>
    </style:style>
    <style:style style:name="T7" style:family="text">
      <style:text-properties fo:font-weight="bold" officeooo:rsid="001d8c9f" style:font-weight-asian="bold" style:font-weight-complex="bold"/>
    </style:style>
    <style:style style:name="T8" style:family="text">
      <style:text-properties fo:font-weight="bold" officeooo:rsid="001ea680" style:font-weight-asian="bold" style:font-weight-complex="bold"/>
    </style:style>
    <style:style style:name="T9" style:family="text">
      <style:text-properties fo:font-weight="bold" officeooo:rsid="001f2bbc" style:font-weight-asian="bold" style:font-weight-complex="bold"/>
    </style:style>
    <style:style style:name="T10" style:family="text">
      <style:text-properties fo:font-weight="bold" officeooo:rsid="0020b13b" style:font-weight-asian="bold" style:font-weight-complex="bold"/>
    </style:style>
    <style:style style:name="T11" style:family="text">
      <style:text-properties fo:font-weight="normal" officeooo:rsid="0012e4ed" style:font-weight-asian="normal" style:font-weight-complex="normal"/>
    </style:style>
    <style:style style:name="T12" style:family="text">
      <style:text-properties fo:font-weight="normal" officeooo:rsid="0013096d" style:font-weight-asian="normal" style:font-weight-complex="normal"/>
    </style:style>
    <style:style style:name="T13" style:family="text">
      <style:text-properties fo:font-weight="normal" officeooo:rsid="00147ccc" style:font-weight-asian="normal" style:font-weight-complex="normal"/>
    </style:style>
    <style:style style:name="T14" style:family="text">
      <style:text-properties fo:font-weight="normal" officeooo:rsid="0015fa2a" style:font-weight-asian="normal" style:font-weight-complex="normal"/>
    </style:style>
    <style:style style:name="T15" style:family="text">
      <style:text-properties fo:font-weight="normal" officeooo:rsid="001c4cc9" style:font-weight-asian="normal" style:font-weight-complex="normal"/>
    </style:style>
    <style:style style:name="T16" style:family="text">
      <style:text-properties fo:font-weight="normal" officeooo:rsid="001d8c9f" style:font-weight-asian="normal" style:font-weight-complex="normal"/>
    </style:style>
    <style:style style:name="T17" style:family="text">
      <style:text-properties fo:font-weight="normal" officeooo:rsid="001e1bf7" style:font-weight-asian="normal" style:font-weight-complex="normal"/>
    </style:style>
    <style:style style:name="T18" style:family="text">
      <style:text-properties fo:font-weight="normal" officeooo:rsid="001ea680" style:font-weight-asian="normal" style:font-weight-complex="normal"/>
    </style:style>
    <style:style style:name="T19" style:family="text">
      <style:text-properties fo:font-weight="normal" officeooo:rsid="001f2bbc" style:font-weight-asian="normal" style:font-weight-complex="normal"/>
    </style:style>
    <style:style style:name="T20" style:family="text">
      <style:text-properties fo:font-weight="normal" officeooo:rsid="0020b13b" style:font-weight-asian="normal" style:font-weight-complex="normal"/>
    </style:style>
    <style:style style:name="T21" style:family="text">
      <style:text-properties fo:font-weight="normal" officeooo:rsid="00216be0" style:font-weight-asian="normal" style:font-weight-complex="normal"/>
    </style:style>
    <style:style style:name="T22" style:family="text">
      <style:text-properties officeooo:rsid="0012e4ed"/>
    </style:style>
    <style:style style:name="T23" style:family="text">
      <style:text-properties officeooo:rsid="0013096d"/>
    </style:style>
    <style:style style:name="T24" style:family="text">
      <style:text-properties officeooo:rsid="00147ccc"/>
    </style:style>
    <style:style style:name="T25" style:family="text">
      <style:text-properties officeooo:rsid="0015fa2a"/>
    </style:style>
    <style:style style:name="T26" style:family="text">
      <style:text-properties officeooo:rsid="0017d86c"/>
    </style:style>
    <style:style style:name="T27" style:family="text">
      <style:text-properties officeooo:rsid="001c4cc9"/>
    </style:style>
    <style:style style:name="T28" style:family="text">
      <style:text-properties officeooo:rsid="001d8c9f"/>
    </style:style>
    <style:style style:name="T29" style:family="text">
      <style:text-properties officeooo:rsid="001e6091"/>
    </style:style>
    <style:style style:name="T30" style:family="text">
      <style:text-properties officeooo:rsid="001ea680"/>
    </style:style>
    <style:style style:name="T31" style:family="text">
      <style:text-properties fo:font-style="italic" officeooo:rsid="001ea680" style:font-style-asian="italic" style:font-style-complex="italic"/>
    </style:style>
    <style:style style:name="T32" style:family="text">
      <style:text-properties officeooo:rsid="001f2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Dokumentacja projektu</text:h>
      <text:h text:style-name="P40" text:outline-level="2">Wykorzystywane technologie</text:h>
      <text:p text:style-name="P6">//TODO</text:p>
      <text:h text:style-name="P45" text:outline-level="3">Spring</text:h>
      <text:p text:style-name="P7">//TODO</text:p>
      <text:h text:style-name="P45" text:outline-level="3">AngularJS</text:h>
      <text:p text:style-name="P7">//TODO</text:p>
      <text:h text:style-name="P45" text:outline-level="3">JPA</text:h>
      <text:p text:style-name="P7">//TODO</text:p>
      <text:h text:style-name="P45" text:outline-level="3">Hibernate</text:h>
      <text:p text:style-name="P7">//TODO</text:p>
      <text:h text:style-name="P45" text:outline-level="3">PostgreSQL</text:h>
      <text:p text:style-name="P7">//TODO</text:p>
      <text:h text:style-name="P45" text:outline-level="3">Gradle</text:h>
      <text:p text:style-name="P7">//TODO</text:p>
      <text:h text:style-name="P45" text:outline-level="3">Git</text:h>
      <text:p text:style-name="P7">//TODO</text:p>
      <text:h text:style-name="P40" text:outline-level="2">Klasy modelu</text:h>
      <text:p text:style-name="P8">//TODO DIAGRAM MODELU</text:p>
      <text:p text:style-name="P1"><text:span text:style-name="T1">//</text:span><text:span text:style-name="T26">TODO CO NIECO O ROLI JPA</text:span></text:p>
      <text:h text:style-name="P46" text:outline-level="3">Attachment</text:h>
      <text:p text:style-name="P9">Klasa ta przechowuje załącznik dodany przez użytkownika do zgłoszonego problemu. Załącznik może posiadać opcjonalny opi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Pole</text:p>
          </table:table-cell>
          <table:table-cell table:style-name="Table1.B1" office:value-type="string">
            <text:p text:style-name="P16">Opis</text:p>
          </table:table-cell>
        </table:table-row>
        <table:table-row>
          <table:table-cell table:style-name="Table1.A2" office:value-type="string">
            <text:p text:style-name="P20">id</text:p>
          </table:table-cell>
          <table:table-cell table:style-name="Table1.B2" office:value-type="string">
            <text:p text:style-name="P24">Identyfikator</text:p>
          </table:table-cell>
        </table:table-row>
        <table:table-row>
          <table:table-cell table:style-name="Table1.A2" office:value-type="string">
            <text:p text:style-name="P20">description</text:p>
          </table:table-cell>
          <table:table-cell table:style-name="Table1.B2" office:value-type="string">
            <text:p text:style-name="P24">Opis załącznika</text:p>
          </table:table-cell>
        </table:table-row>
        <table:table-row>
          <table:table-cell table:style-name="Table1.A2" office:value-type="string">
            <text:p text:style-name="P20">file</text:p>
          </table:table-cell>
          <table:table-cell table:style-name="Table1.B2" office:value-type="string">
            <text:p text:style-name="P24">Tablica bajtów zawierająca właściwy załącznik</text:p>
          </table:table-cell>
        </table:table-row>
        <table:table-row>
          <table:table-cell table:style-name="Table1.A2" office:value-type="string">
            <text:p text:style-name="P20">bug</text:p>
          </table:table-cell>
          <table:table-cell table:style-name="Table1.B2" office:value-type="string">
            <text:p text:style-name="P13"><text:span text:style-name="T1">Referencja do obiektu </text:span><text:span text:style-name="T2">Bug</text:span><text:span text:style-name="T1">, którego dotyczy załącznik</text:span></text:p>
          </table:table-cell>
        </table:table-row>
      </table:table>
      <text:h text:style-name="P46" text:outline-level="3"><text:soft-page-break/>Bug</text:h>
      <text:p text:style-name="P9">Jedna z podstawowych klas modelu aplikacji. Przechowuje informacje o problemie zgłoszonym przez użytkownika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Pole</text:p>
          </table:table-cell>
          <table:table-cell table:style-name="Table2.B1" office:value-type="string">
            <text:p text:style-name="P16">Opis</text:p>
          </table:table-cell>
        </table:table-row>
        <table:table-row>
          <table:table-cell table:style-name="Table2.A2" office:value-type="string">
            <text:p text:style-name="P20">tag</text:p>
          </table:table-cell>
          <table:table-cell table:style-name="Table2.B2" office:value-type="string">
            <text:p text:style-name="P25">Identyfikator bug'a. Generowany przy tworzeniu.</text:p>
          </table:table-cell>
        </table:table-row>
        <table:table-row>
          <table:table-cell table:style-name="Table2.A2" office:value-type="string">
            <text:p text:style-name="P20">name</text:p>
          </table:table-cell>
          <table:table-cell table:style-name="Table2.B2" office:value-type="string">
            <text:p text:style-name="P25">Nazwa bug'a nadawana mu przez tworzącego. Ma za zadanie, krótko opisać zagadnienie.</text:p>
          </table:table-cell>
        </table:table-row>
        <table:table-row>
          <table:table-cell table:style-name="Table2.A2" office:value-type="string">
            <text:p text:style-name="P20">description</text:p>
          </table:table-cell>
          <table:table-cell table:style-name="Table2.B2" office:value-type="string">
            <text:p text:style-name="P25">Opis bug'a.</text:p>
          </table:table-cell>
        </table:table-row>
        <table:table-row>
          <table:table-cell table:style-name="Table2.A2" office:value-type="string">
            <text:p text:style-name="P20">dateCreated</text:p>
          </table:table-cell>
          <table:table-cell table:style-name="Table2.B2" office:value-type="string">
            <text:p text:style-name="P25">Data utworzenia bug'a. Pole wypełnianie automatycznie przez Spring'a.</text:p>
          </table:table-cell>
        </table:table-row>
        <table:table-row>
          <table:table-cell table:style-name="Table2.A2" office:value-type="string">
            <text:p text:style-name="P20">dateModified</text:p>
          </table:table-cell>
          <table:table-cell table:style-name="Table2.B2" office:value-type="string">
            <text:p text:style-name="P25">Data ostatniej modyfikacji bug'a. Pole wypełniane automatycznie przez Spring'a.</text:p>
          </table:table-cell>
        </table:table-row>
        <table:table-row>
          <table:table-cell table:style-name="Table2.A2" office:value-type="string">
            <text:p text:style-name="P20">reporter</text:p>
          </table:table-cell>
          <table:table-cell table:style-name="Table2.B2" office:value-type="string">
            <text:p text:style-name="P14"><text:span text:style-name="T22">Referencja do obiektu </text:span><text:span text:style-name="T2">User</text:span><text:span text:style-name="T11"> reprezentującego osobę zgłaszającą bug. Nie należy jej zmieniać po utworzeniu.</text:span></text:p>
          </table:table-cell>
        </table:table-row>
        <table:table-row>
          <table:table-cell table:style-name="Table2.A2" office:value-type="string">
            <text:p text:style-name="P20">assignee</text:p>
          </table:table-cell>
          <table:table-cell table:style-name="Table2.B2" office:value-type="string">
            <text:p text:style-name="P14"><text:span text:style-name="T22">Referencja do obiektu </text:span><text:span text:style-name="T2">User</text:span><text:span text:style-name="T11"> wskazująca na osobę obsługującą dany błąd.</text:span></text:p>
          </table:table-cell>
        </table:table-row>
        <table:table-row>
          <table:table-cell table:style-name="Table2.A2" office:value-type="string">
            <text:p text:style-name="P21">project</text:p>
          </table:table-cell>
          <table:table-cell table:style-name="Table2.B2" office:value-type="string">
            <text:p text:style-name="P14"><text:span text:style-name="T22">Referencja do obiektu </text:span><text:span text:style-name="T2">Project</text:span><text:span text:style-name="T11">, do którego podpięty jest bug.</text:span></text:p>
          </table:table-cell>
        </table:table-row>
        <table:table-row>
          <table:table-cell table:style-name="Table2.A2" office:value-type="string">
            <text:p text:style-name="P21">attachments</text:p>
          </table:table-cell>
          <table:table-cell table:style-name="Table2.B2" office:value-type="string">
            <text:p text:style-name="P25">Zbiór załączników.</text:p>
          </table:table-cell>
        </table:table-row>
        <table:table-row>
          <table:table-cell table:style-name="Table2.A2" office:value-type="string">
            <text:p text:style-name="P21">comments</text:p>
          </table:table-cell>
          <table:table-cell table:style-name="Table2.B2" office:value-type="string">
            <text:p text:style-name="P25">Zbiór komentarzy.</text:p>
          </table:table-cell>
        </table:table-row>
        <table:table-row>
          <table:table-cell table:style-name="Table2.A2" office:value-type="string">
            <text:p text:style-name="P21">state</text:p>
          </table:table-cell>
          <table:table-cell table:style-name="Table2.B2" office:value-type="string">
            <text:p text:style-name="P25">Stan, w którym znajduje się bug. Wykaz dostępnych stanów znajduje się w tabeli poniżej.</text:p>
          </table:table-cell>
        </table:table-row>
        <table:table-row>
          <table:table-cell table:style-name="Table2.A2" office:value-type="string">
            <text:p text:style-name="P21">priority</text:p>
          </table:table-cell>
          <table:table-cell table:style-name="Table2.B2" office:value-type="string">
            <text:p text:style-name="P25">Priorytet przypisany danemu błędowi. Wykaz priorytetów znajduje się w tabeli poniżej.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Stan</text:p>
          </table:table-cell>
          <table:table-cell table:style-name="Table3.B1" office:value-type="string">
            <text:p text:style-name="P17">Opis</text:p>
          </table:table-cell>
        </table:table-row>
        <table:table-row>
          <table:table-cell table:style-name="Table3.A2" office:value-type="string">
            <text:p text:style-name="P21">New</text:p>
          </table:table-cell>
          <table:table-cell table:style-name="Table3.B2" office:value-type="string">
            <text:p text:style-name="P25">Błąd został zgłoszony ale nie został jeszcze w żadne sposób przetworzony.</text:p>
          </table:table-cell>
        </table:table-row>
        <table:table-row>
          <table:table-cell table:style-name="Table3.A2" office:value-type="string">
            <text:p text:style-name="P21">Rejected</text:p>
          </table:table-cell>
          <table:table-cell table:style-name="Table3.B2" office:value-type="string">
            <text:p text:style-name="P25">Błąd został odrzucony.</text:p>
          </table:table-cell>
        </table:table-row>
        <table:table-row>
          <table:table-cell table:style-name="Table3.A2" office:value-type="string">
            <text:p text:style-name="P21">In progress</text:p>
          </table:table-cell>
          <table:table-cell table:style-name="Table3.B2" office:value-type="string">
            <text:p text:style-name="P25">Błąd jest w trakcie obsługi, powinien mieć przypisaną osobę odpowiedzialną.</text:p>
          </table:table-cell>
        </table:table-row>
        <table:table-row>
          <table:table-cell table:style-name="Table3.A2" office:value-type="string">
            <text:p text:style-name="P21">Ready to test</text:p>
          </table:table-cell>
          <table:table-cell table:style-name="Table3.B2" office:value-type="string">
            <text:p text:style-name="P25">Błąd został naprawiony. Zgłaszający powinien przetestować rozwiązanie</text:p>
          </table:table-cell>
        </table:table-row>
        <table:table-row>
          <table:table-cell table:style-name="Table3.A2" office:value-type="string">
            <text:p text:style-name="P21">Reopened</text:p>
          </table:table-cell>
          <table:table-cell table:style-name="Table3.B2" office:value-type="string">
            <text:p text:style-name="P25">Błąd został zwrócony przez zgłaszającego. Zaproponowane rozwiązanie okazało się niewłaściwe.</text:p>
          </table:table-cell>
        </table:table-row>
        <table:table-row>
          <table:table-cell table:style-name="Table3.A2" office:value-type="string">
            <text:p text:style-name="P21">Stopped</text:p>
          </table:table-cell>
          <table:table-cell table:style-name="Table3.B2" office:value-type="string">
            <text:p text:style-name="P25">Obsługa błędu została zawieszona.</text:p>
          </table:table-cell>
        </table:table-row>
        <table:table-row>
          <table:table-cell table:style-name="Table3.A2" office:value-type="string">
            <text:p text:style-name="P21">Closed</text:p>
          </table:table-cell>
          <table:table-cell table:style-name="Table3.B2" office:value-type="string">
            <text:p text:style-name="P25">Błąd został rozwiązany.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Priorytet</text:p>
          </table:table-cell>
          <table:table-cell table:style-name="Table4.B1" office:value-type="string">
            <text:p text:style-name="P17">Opis</text:p>
          </table:table-cell>
        </table:table-row>
        <table:table-row>
          <table:table-cell table:style-name="Table4.A2" office:value-type="string">
            <text:p text:style-name="P21">Low</text:p>
          </table:table-cell>
          <table:table-cell table:style-name="Table4.B2" office:value-type="string">
            <text:p text:style-name="P25">Najniższy priorytet błędu. Przypisywany gdy znaczenie biznesowe jest niewielkie.</text:p>
          </table:table-cell>
        </table:table-row>
        <table:table-row>
          <table:table-cell table:style-name="Table4.A2" office:value-type="string">
            <text:p text:style-name="P21">Normal</text:p>
          </table:table-cell>
          <table:table-cell table:style-name="Table4.B2" office:value-type="string">
            <text:p text:style-name="P25">Podstawowy priorytet błędu.</text:p>
          </table:table-cell>
        </table:table-row>
        <table:table-row>
          <table:table-cell table:style-name="Table4.A2" office:value-type="string">
            <text:p text:style-name="P21">High</text:p>
          </table:table-cell>
          <table:table-cell table:style-name="Table4.B2" office:value-type="string">
            <text:p text:style-name="P25">Błąd o zwiększonym priorytecie.</text:p>
          </table:table-cell>
        </table:table-row>
        <table:table-row>
          <table:table-cell table:style-name="Table4.A2" office:value-type="string">
            <text:p text:style-name="P21">Critical</text:p>
          </table:table-cell>
          <table:table-cell table:style-name="Table4.B2" office:value-type="string">
            <text:p text:style-name="P25">Najwyższy priorytet błędu.</text:p>
          </table:table-cell>
        </table:table-row>
      </table:table>
      <text:h text:style-name="P47" text:outline-level="3"><text:soft-page-break/>Comment</text:h>
      <text:p text:style-name="P3">Klasa przechowująca informacje na temat komentarza dodanego do błędu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Pole</text:p>
          </table:table-cell>
          <table:table-cell table:style-name="Table5.B1" office:value-type="string">
            <text:p text:style-name="P17">Opis</text:p>
          </table:table-cell>
        </table:table-row>
        <table:table-row>
          <table:table-cell table:style-name="Table5.A2" office:value-type="string">
            <text:p text:style-name="P25">id</text:p>
          </table:table-cell>
          <table:table-cell table:style-name="Table5.B2" office:value-type="string">
            <text:p text:style-name="P25">Identyfikator.</text:p>
          </table:table-cell>
        </table:table-row>
        <table:table-row>
          <table:table-cell table:style-name="Table5.A2" office:value-type="string">
            <text:p text:style-name="P25">content</text:p>
          </table:table-cell>
          <table:table-cell table:style-name="Table5.B2" office:value-type="string">
            <text:p text:style-name="P25">Zawartość komentarza.</text:p>
          </table:table-cell>
        </table:table-row>
        <table:table-row>
          <table:table-cell table:style-name="Table5.A2" office:value-type="string">
            <text:p text:style-name="P25">dateCreated</text:p>
          </table:table-cell>
          <table:table-cell table:style-name="Table5.B2" office:value-type="string">
            <text:p text:style-name="P25">Data utworzenia komentarza. Pole wypełniane automatycznie przez Spring'a.</text:p>
          </table:table-cell>
        </table:table-row>
        <table:table-row>
          <table:table-cell table:style-name="Table5.A2" office:value-type="string">
            <text:p text:style-name="P25">author</text:p>
          </table:table-cell>
          <table:table-cell table:style-name="Table5.B2" office:value-type="string">
            <text:p text:style-name="P14"><text:span text:style-name="T22">Referencja do obiektu </text:span><text:span text:style-name="T2">User</text:span><text:span text:style-name="T11"> reprezentującego autora komentarza.</text:span></text:p>
          </table:table-cell>
        </table:table-row>
        <table:table-row>
          <table:table-cell table:style-name="Table5.A2" office:value-type="string">
            <text:p text:style-name="P25">bug</text:p>
          </table:table-cell>
          <table:table-cell table:style-name="Table5.B2" office:value-type="string">
            <text:p text:style-name="P14"><text:span text:style-name="T22">Referencja do obiektu </text:span><text:span text:style-name="T2">Bug</text:span><text:span text:style-name="T11">, do którego adresowany jest komentarz.</text:span></text:p>
          </table:table-cell>
        </table:table-row>
      </table:table>
      <text:h text:style-name="P49" text:outline-level="3">Permission</text:h>
      <text:p text:style-name="P10">Jedna z klas stworzonych w celu zapewnienia bezpieczeństwa wykonywanych operacji. Opisuje uprawnienie do jakiego ma prawo rola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Pole</text:p>
          </table:table-cell>
          <table:table-cell table:style-name="Table6.B1" office:value-type="string">
            <text:p text:style-name="P18">Opis</text:p>
          </table:table-cell>
        </table:table-row>
        <table:table-row>
          <table:table-cell table:style-name="Table6.A2" office:value-type="string">
            <text:p text:style-name="P22">permissionName</text:p>
          </table:table-cell>
          <table:table-cell table:style-name="Table6.B2" office:value-type="string">
            <text:p text:style-name="P26">Nazwa uprawnienia. Jest jednocześnie jego identyfikatorem.</text:p>
          </table:table-cell>
        </table:table-row>
      </table:table>
      <text:h text:style-name="P50" text:outline-level="3">Project</text:h>
      <text:p text:style-name="P10">Podstawowa klasa modelu. Przechowuje informacje o projekcie, do którego zgłaszane są błędy oraz <text:s/>do którego przypisani są użytkownicy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Pole</text:p>
          </table:table-cell>
          <table:table-cell table:style-name="Table7.B1" office:value-type="string">
            <text:p text:style-name="P18">Opis</text:p>
          </table:table-cell>
        </table:table-row>
        <table:table-row>
          <table:table-cell table:style-name="Table7.A2" office:value-type="string">
            <text:p text:style-name="P26">id</text:p>
          </table:table-cell>
          <table:table-cell table:style-name="Table7.B2" office:value-type="string">
            <text:p text:style-name="P26">Identyfikator.</text:p>
          </table:table-cell>
        </table:table-row>
        <table:table-row>
          <table:table-cell table:style-name="Table7.A2" office:value-type="string">
            <text:p text:style-name="P26">name</text:p>
          </table:table-cell>
          <table:table-cell table:style-name="Table7.B2" office:value-type="string">
            <text:p text:style-name="P26">Nazwa projektu.</text:p>
          </table:table-cell>
        </table:table-row>
        <table:table-row>
          <table:table-cell table:style-name="Table7.A2" office:value-type="string">
            <text:p text:style-name="P26">description</text:p>
          </table:table-cell>
          <table:table-cell table:style-name="Table7.B2" office:value-type="string">
            <text:p text:style-name="P26">Opis projektu.</text:p>
          </table:table-cell>
        </table:table-row>
        <table:table-row>
          <table:table-cell table:style-name="Table7.A2" office:value-type="string">
            <text:p text:style-name="P26">dateCreated</text:p>
          </table:table-cell>
          <table:table-cell table:style-name="Table7.B2" office:value-type="string">
            <text:p text:style-name="P26">Data utworzenia projektu. Pole wypełniane automatycznie przez Spring'a.</text:p>
          </table:table-cell>
        </table:table-row>
        <table:table-row>
          <table:table-cell table:style-name="Table7.A2" office:value-type="string">
            <text:p text:style-name="P26">dateModified</text:p>
          </table:table-cell>
          <table:table-cell table:style-name="Table7.B2" office:value-type="string">
            <text:p text:style-name="P26">Data ostatniej modyfikacji projektu. Pole wypełnianie automatycznie przez Spring'a.</text:p>
          </table:table-cell>
        </table:table-row>
        <table:table-row>
          <table:table-cell table:style-name="Table7.A2" office:value-type="string">
            <text:p text:style-name="P26">bugs</text:p>
          </table:table-cell>
          <table:table-cell table:style-name="Table7.B2" office:value-type="string">
            <text:p text:style-name="P26">Zbiór błędów zgłoszonych do danego projektu.</text:p>
          </table:table-cell>
        </table:table-row>
      </table:table>
      <text:h text:style-name="P50" text:outline-level="3">ProjectRole</text:h>
      <text:p text:style-name="P5"><text:span text:style-name="T23">Rola projektowa. Oznacza funkcję, którą użytkownik pełni w projekcie. Jak </text:span><text:span text:style-name="T3">Role</text:span><text:span text:style-name="T12"> pełni funkcję agregatora uprawnień. Służy do ustalenia do czego w danym projekcie użytkownik ma prawo. </text:span><text:span text:style-name="T14">Dziedziczy po klasie </text:span><text:span text:style-name="T5">Role</text:span><text:span text:style-name="T14">.</text:span></text:p>
      <text:h text:style-name="P50" text:outline-level="3">Role</text:h>
      <text:p text:style-name="P10">Klasa opisująca rolę, która jest agregatorem uprawnień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Pole</text:p>
          </table:table-cell>
          <table:table-cell table:style-name="Table8.B1" office:value-type="string">
            <text:p text:style-name="P18">Opis</text:p>
          </table:table-cell>
        </table:table-row>
        <table:table-row>
          <table:table-cell table:style-name="Table8.A2" office:value-type="string">
            <text:p text:style-name="P22">roleName</text:p>
          </table:table-cell>
          <table:table-cell table:style-name="Table8.B2" office:value-type="string">
            <text:p text:style-name="P26">Nazwa roli będąca jej identyfikatorem.</text:p>
          </table:table-cell>
        </table:table-row>
        <table:table-row>
          <table:table-cell table:style-name="Table8.A2" office:value-type="string">
            <text:p text:style-name="P22">permissions</text:p>
          </table:table-cell>
          <table:table-cell table:style-name="Table8.B2" office:value-type="string">
            <text:p text:style-name="P26">Zbiór uprawnień.</text:p>
          </table:table-cell>
        </table:table-row>
      </table:table>
      <text:h text:style-name="P50" text:outline-level="3"><text:soft-page-break/>User</text:h>
      <text:p text:style-name="P11">Klasa przechowująca informację o użytkowniku aplikacji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Pole</text:p>
          </table:table-cell>
          <table:table-cell table:style-name="Table9.B1" office:value-type="string">
            <text:p text:style-name="P19">Opis</text:p>
          </table:table-cell>
        </table:table-row>
        <table:table-row>
          <table:table-cell table:style-name="Table9.A2" office:value-type="string">
            <text:p text:style-name="P23">id</text:p>
          </table:table-cell>
          <table:table-cell table:style-name="Table9.B2" office:value-type="string">
            <text:p text:style-name="P27">Identyfikator.</text:p>
          </table:table-cell>
        </table:table-row>
        <table:table-row>
          <table:table-cell table:style-name="Table9.A2" office:value-type="string">
            <text:p text:style-name="P23">login</text:p>
          </table:table-cell>
          <table:table-cell table:style-name="Table9.B2" office:value-type="string">
            <text:p text:style-name="P27">Login użytkownika. Unikalny.</text:p>
          </table:table-cell>
        </table:table-row>
        <table:table-row>
          <table:table-cell table:style-name="Table9.A2" office:value-type="string">
            <text:p text:style-name="P23">password</text:p>
          </table:table-cell>
          <table:table-cell table:style-name="Table9.B2" office:value-type="string">
            <text:p text:style-name="P27">Zakodowane hasło użytkownika.</text:p>
          </table:table-cell>
        </table:table-row>
        <table:table-row>
          <table:table-cell table:style-name="Table9.A2" office:value-type="string">
            <text:p text:style-name="P23">firstName</text:p>
          </table:table-cell>
          <table:table-cell table:style-name="Table9.B2" office:value-type="string">
            <text:p text:style-name="P27">Imię.</text:p>
          </table:table-cell>
        </table:table-row>
        <table:table-row>
          <table:table-cell table:style-name="Table9.A2" office:value-type="string">
            <text:p text:style-name="P23">lastName</text:p>
          </table:table-cell>
          <table:table-cell table:style-name="Table9.B2" office:value-type="string">
            <text:p text:style-name="P27">Nazwisko.</text:p>
          </table:table-cell>
        </table:table-row>
        <table:table-row>
          <table:table-cell table:style-name="Table9.A2" office:value-type="string">
            <text:p text:style-name="P23">email</text:p>
          </table:table-cell>
          <table:table-cell table:style-name="Table9.B2" office:value-type="string">
            <text:p text:style-name="P27">Adres e-mail użytkownika.</text:p>
          </table:table-cell>
        </table:table-row>
        <table:table-row>
          <table:table-cell table:style-name="Table9.A2" office:value-type="string">
            <text:p text:style-name="P23">enabled</text:p>
          </table:table-cell>
          <table:table-cell table:style-name="Table9.B2" office:value-type="string">
            <text:p text:style-name="P27">Pole informujące o tym czy konto jest aktywne.</text:p>
          </table:table-cell>
        </table:table-row>
        <table:table-row>
          <table:table-cell table:style-name="Table9.A2" office:value-type="string">
            <text:p text:style-name="P23">expired</text:p>
          </table:table-cell>
          <table:table-cell table:style-name="Table9.B2" office:value-type="string">
            <text:p text:style-name="P27">Pole informujące o tym czy konto wygasło.</text:p>
          </table:table-cell>
        </table:table-row>
        <table:table-row>
          <table:table-cell table:style-name="Table9.A2" office:value-type="string">
            <text:p text:style-name="P23">locked</text:p>
          </table:table-cell>
          <table:table-cell table:style-name="Table9.B2" office:value-type="string">
            <text:p text:style-name="P27">Pole informujące o tym czy konto jest zablokowane.</text:p>
          </table:table-cell>
        </table:table-row>
        <table:table-row>
          <table:table-cell table:style-name="Table9.A2" office:value-type="string">
            <text:p text:style-name="P23">bugsReported</text:p>
          </table:table-cell>
          <table:table-cell table:style-name="Table9.B2" office:value-type="string">
            <text:p text:style-name="P27">Zbiór zgłoszonych błędów.</text:p>
          </table:table-cell>
        </table:table-row>
        <table:table-row>
          <table:table-cell table:style-name="Table9.A2" office:value-type="string">
            <text:p text:style-name="P23">bugsAssigned</text:p>
          </table:table-cell>
          <table:table-cell table:style-name="Table9.B2" office:value-type="string">
            <text:p text:style-name="P27">Zbiór przypisanych błędów.</text:p>
          </table:table-cell>
        </table:table-row>
        <table:table-row>
          <table:table-cell table:style-name="Table9.A2" office:value-type="string">
            <text:p text:style-name="P23">comments</text:p>
          </table:table-cell>
          <table:table-cell table:style-name="Table9.B2" office:value-type="string">
            <text:p text:style-name="P27">Zbiór zgłoszonych komentarzy.</text:p>
          </table:table-cell>
        </table:table-row>
        <table:table-row>
          <table:table-cell table:style-name="Table9.A2" office:value-type="string">
            <text:p text:style-name="P23">userRole</text:p>
          </table:table-cell>
          <table:table-cell table:style-name="Table9.B2" office:value-type="string">
            <text:p text:style-name="P15"><text:span text:style-name="T24">Referencja do obiektu </text:span><text:span text:style-name="T4">UserRole</text:span><text:span text:style-name="T13"> przechowującego informację o tym jaką rolę pełni dany użytkownik.</text:span></text:p>
          </table:table-cell>
        </table:table-row>
      </table:table>
      <text:h text:style-name="P51" text:outline-level="3">UserProjectRole</text:h>
      <text:p text:style-name="P4"><text:span text:style-name="T24">Encja łącząca obiekty </text:span><text:span text:style-name="T4">User</text:span><text:span text:style-name="T13">, </text:span><text:span text:style-name="T4">Project</text:span><text:span text:style-name="T13"> oraz </text:span><text:span text:style-name="T4">Rol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6">Pole</text:p>
          </table:table-cell>
          <table:table-cell table:style-name="Table10.B1" office:value-type="string">
            <text:p text:style-name="P16">Opis</text:p>
          </table:table-cell>
        </table:table-row>
        <table:table-row>
          <table:table-cell table:style-name="Table10.A2" office:value-type="string">
            <text:p text:style-name="P23">id</text:p>
          </table:table-cell>
          <table:table-cell table:style-name="Table10.B2" office:value-type="string">
            <text:p text:style-name="P27">Identyfikator połączenia.</text:p>
          </table:table-cell>
        </table:table-row>
        <table:table-row>
          <table:table-cell table:style-name="Table10.A2" office:value-type="string">
            <text:p text:style-name="P23">user</text:p>
          </table:table-cell>
          <table:table-cell table:style-name="Table10.B2" office:value-type="string">
            <text:p text:style-name="P15"><text:span text:style-name="T24">Referencja do obiektu </text:span><text:span text:style-name="T4">User</text:span><text:span text:style-name="T13">.</text:span></text:p>
          </table:table-cell>
        </table:table-row>
        <table:table-row>
          <table:table-cell table:style-name="Table10.A2" office:value-type="string">
            <text:p text:style-name="P23">project</text:p>
          </table:table-cell>
          <table:table-cell table:style-name="Table10.B2" office:value-type="string">
            <text:p text:style-name="P15"><text:span text:style-name="T24">Referencja do obiektu </text:span><text:span text:style-name="T4">Project</text:span><text:span text:style-name="T13">.</text:span></text:p>
          </table:table-cell>
        </table:table-row>
        <table:table-row>
          <table:table-cell table:style-name="Table10.A2" office:value-type="string">
            <text:p text:style-name="P23">projectRole</text:p>
          </table:table-cell>
          <table:table-cell table:style-name="Table10.B2" office:value-type="string">
            <text:p text:style-name="P15"><text:span text:style-name="T24">Referencja do obiektu </text:span><text:span text:style-name="T4">ProjectRole</text:span><text:span text:style-name="T13">.</text:span></text:p>
          </table:table-cell>
        </table:table-row>
      </table:table>
      <text:h text:style-name="P48" text:outline-level="3">UserRole</text:h>
      <text:p text:style-name="P2"><text:span text:style-name="T25">Rola użytkownika. Opisuje jaką funkcję pełni użytkownik w aplikacji. Pełni funkcję agregatora uprawnień. Dziedziczy po klasie </text:span><text:span text:style-name="T5">Role</text:span><text:span text:style-name="T25">.</text:span></text:p>
      <text:h text:style-name="P41" text:outline-level="2">Repozytoria</text:h>
      <text:p text:style-name="P28">Repozytoria zapewniają interfejs dostępu do danych zapisanych w bazie danych. Pełnią więc funkcję DAO. </text:p>
      <text:p text:style-name="P12"><text:span text:style-name="T27">Przy definiowaniu repozytoriów wykorzystaliśmy funkcjonalność zapewnianą przez </text:span><text:span text:style-name="T6">Spring Data Repositories</text:span><text:span text:style-name="T15">. Polega ona na tworzeniu repozytoriów w trakcie działania aplikacji. Obiekty te tworzone są dynamicznie na podstawie kontraktu zapisane w interfejsach oznaczonych adnotacjami </text:span><text:span text:style-name="T6">@Repository</text:span><text:span text:style-name="T15">. Interfejsy te mogą rozszerzać już wcześniej zadeklarowane w Spring'u dzięki czemu podejmowana jest decyzja o tym jakie metody ma udostępniać DAO.</text:span></text:p>
      <text:p text:style-name="P29">Działanie metod jest rozpoznawane na podstawie nazwy oraz typu zwracanego. Kontener automatycznie rozpoznaje jakich pól używać do budowania zapytania.</text:p>
      <text:p text:style-name="P12"><text:soft-page-break/><text:span text:style-name="T15">W toku naszej stworzyliśmy również własną implementację repozytorium (implementującą interfejs </text:span><text:span text:style-name="T6">CustomRepository</text:span><text:span text:style-name="T15">) oferującą dwie dodatkowe metody:</text:span></text:p>
      <text:list xml:id="list34527334" text:style-name="L1">
        <text:list-item>
          <text:p text:style-name="P30">queryOnFields, służącą do wyszukiwania pełno tekstowego</text:p>
        </text:list-item>
        <text:list-item>
          <text:p text:style-name="P30">getAllRevisions, zwracającą wszystkie poprzednie wersje encji o podanym identyfikatorze</text:p>
        </text:list-item>
      </text:list>
      <text:p text:style-name="P29">W aplikacji zadeklarowane zostały następujące repozytoria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2">Repozytorium</text:p>
          </table:table-cell>
          <table:table-cell table:style-name="Table11.A1" office:value-type="string">
            <text:p text:style-name="P52">Klasa modelowa</text:p>
          </table:table-cell>
          <table:table-cell table:style-name="Table11.C1" office:value-type="string">
            <text:p text:style-name="P52">Implementowane interfejsy</text:p>
          </table:table-cell>
        </table:table-row>
        <table:table-row>
          <table:table-cell table:style-name="Table11.A2" office:value-type="string">
            <text:p text:style-name="P55">BugRepository</text:p>
          </table:table-cell>
          <table:table-cell table:style-name="Table11.A2" office:value-type="string">
            <text:p text:style-name="P55">Bug</text:p>
          </table:table-cell>
          <table:table-cell table:style-name="Table11.C2" office:value-type="string">
            <text:p text:style-name="P58">CrudRepository, CustomRepository</text:p>
          </table:table-cell>
        </table:table-row>
        <table:table-row>
          <table:table-cell table:style-name="Table11.A2" office:value-type="string">
            <text:p text:style-name="P55">CommentRepository</text:p>
          </table:table-cell>
          <table:table-cell table:style-name="Table11.A2" office:value-type="string">
            <text:p text:style-name="P55">Comment</text:p>
          </table:table-cell>
          <table:table-cell table:style-name="Table11.C2" office:value-type="string">
            <text:p text:style-name="P58">CrudRepository</text:p>
          </table:table-cell>
        </table:table-row>
        <table:table-row>
          <table:table-cell table:style-name="Table11.A2" office:value-type="string">
            <text:p text:style-name="P55">PermissionRepository</text:p>
          </table:table-cell>
          <table:table-cell table:style-name="Table11.A2" office:value-type="string">
            <text:p text:style-name="P55">Permission</text:p>
          </table:table-cell>
          <table:table-cell table:style-name="Table11.C2" office:value-type="string">
            <text:p text:style-name="P58">CrudRepository</text:p>
          </table:table-cell>
        </table:table-row>
        <table:table-row>
          <table:table-cell table:style-name="Table11.A2" office:value-type="string">
            <text:p text:style-name="P55">ProjectRepository</text:p>
          </table:table-cell>
          <table:table-cell table:style-name="Table11.A2" office:value-type="string">
            <text:p text:style-name="P55">Project</text:p>
          </table:table-cell>
          <table:table-cell table:style-name="Table11.C2" office:value-type="string">
            <text:p text:style-name="P58">CrudRepository, CustomRepository</text:p>
          </table:table-cell>
        </table:table-row>
        <table:table-row>
          <table:table-cell table:style-name="Table11.A2" office:value-type="string">
            <text:p text:style-name="P55">RoleRepository</text:p>
          </table:table-cell>
          <table:table-cell table:style-name="Table11.A2" office:value-type="string">
            <text:p text:style-name="P55">Role, UserRole, ProjectRole</text:p>
          </table:table-cell>
          <table:table-cell table:style-name="Table11.C2" office:value-type="string">
            <text:p text:style-name="P58">CrudRepository</text:p>
          </table:table-cell>
        </table:table-row>
        <table:table-row>
          <table:table-cell table:style-name="Table11.A2" office:value-type="string">
            <text:p text:style-name="P55">UserProjectRoleRepository</text:p>
          </table:table-cell>
          <table:table-cell table:style-name="Table11.A2" office:value-type="string">
            <text:p text:style-name="P55">UserProjectRole</text:p>
          </table:table-cell>
          <table:table-cell table:style-name="Table11.C2" office:value-type="string">
            <text:p text:style-name="P58">CrudRepository</text:p>
          </table:table-cell>
        </table:table-row>
        <table:table-row>
          <table:table-cell table:style-name="Table11.A2" office:value-type="string">
            <text:p text:style-name="P55">UserRepository</text:p>
          </table:table-cell>
          <table:table-cell table:style-name="Table11.A2" office:value-type="string">
            <text:p text:style-name="P55">User</text:p>
          </table:table-cell>
          <table:table-cell table:style-name="Table11.C2" office:value-type="string">
            <text:p text:style-name="P58">CrudRepository, CustomRepository</text:p>
          </table:table-cell>
        </table:table-row>
      </table:table>
      <text:p text:style-name="P29"/>
      <text:h text:style-name="P42" text:outline-level="2">Serwisy</text:h>
      <text:p text:style-name="P32"><text:span text:style-name="T28">Serwisy są klasami odpowiedzialnymi za wykonywanie operacji wg logiki biznesowej. Operują w warstwie pomiędzy kontrolerami (przyjmującymi żądania), a klasami dostępu do danych.</text:span></text:p>
      <text:p text:style-name="P32"><text:span text:style-name="T28">Serwisy w projekcie oznaczone są adnotacjami </text:span><text:span text:style-name="T7">@Service</text:span><text:span text:style-name="T16">. </text:span></text:p>
      <text:p text:style-name="P32"><text:span text:style-name="T16">Do zadań serwisów należy przetwarzanie obiektów transferujących </text:span><text:span text:style-name="T17">dane </text:span><text:span text:style-name="T16">na obiekty domenowe oraz wykonywanie na nich akcji. To serwisy odpowiedzialne są za przeprowadzanie operacji tworzenia, modyfikacji i usuwania danych.</text:span></text:p>
      <text:p text:style-name="P32"><text:span text:style-name="T16">W aplikacji zdefiniowane są następujące serwisy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3"><text:span text:style-name="T28">Serwis</text:span></text:p>
          </table:table-cell>
          <table:table-cell table:style-name="Table12.B1" office:value-type="string">
            <text:p text:style-name="P53"><text:span text:style-name="T28">Funkcja</text:span></text:p>
          </table:table-cell>
        </table:table-row>
        <table:table-row>
          <table:table-cell table:style-name="Table12.A2" office:value-type="string">
            <text:p text:style-name="P56"><text:span text:style-name="T28">BugRevisionService</text:span></text:p>
          </table:table-cell>
          <table:table-cell table:style-name="Table12.B2" office:value-type="string">
            <text:p text:style-name="P59"><text:span text:style-name="T28">Odpowiedzialny za zwracanie listy poprzednich wersji błędu.</text:span></text:p>
          </table:table-cell>
        </table:table-row>
        <table:table-row>
          <table:table-cell table:style-name="Table12.A2" office:value-type="string">
            <text:p text:style-name="P56"><text:span text:style-name="T28">BugService</text:span></text:p>
          </table:table-cell>
          <table:table-cell table:style-name="Table12.B2" office:value-type="string">
            <text:p text:style-name="P59"><text:span text:style-name="T28">Tworzenie, modyfikacja oraz usuwanie błędów. Możliwość pobierania błędów dostępnych dla użytkownika.</text:span></text:p>
          </table:table-cell>
        </table:table-row>
        <table:table-row>
          <table:table-cell table:style-name="Table12.A2" office:value-type="string">
            <text:p text:style-name="P56"><text:span text:style-name="T28">CommentService</text:span></text:p>
          </table:table-cell>
          <table:table-cell table:style-name="Table12.B2" office:value-type="string">
            <text:p text:style-name="P59"><text:span text:style-name="T28">Tworzenie, oraz pobieranie komentarzy.</text:span></text:p>
          </table:table-cell>
        </table:table-row>
        <table:table-row>
          <table:table-cell table:style-name="Table12.A2" office:value-type="string">
            <text:p text:style-name="P56"><text:span text:style-name="T28">PermissionService</text:span></text:p>
          </table:table-cell>
          <table:table-cell table:style-name="Table12.B2" office:value-type="string">
            <text:p text:style-name="P59"><text:span text:style-name="T28">Tworzenie, modyfikacja oraz usuwanie uprawnień.</text:span></text:p>
          </table:table-cell>
        </table:table-row>
        <table:table-row>
          <table:table-cell table:style-name="Table12.A2" office:value-type="string">
            <text:p text:style-name="P56"><text:span text:style-name="T28">ProjectRevisionService</text:span></text:p>
          </table:table-cell>
          <table:table-cell table:style-name="Table12.B2" office:value-type="string">
            <text:p text:style-name="P59"><text:span text:style-name="T28">Odpowiedzialny za zwracanie listy poprzednich wersji projektu.</text:span></text:p>
          </table:table-cell>
        </table:table-row>
        <table:table-row>
          <table:table-cell table:style-name="Table12.A2" office:value-type="string">
            <text:p text:style-name="P56"><text:span text:style-name="T28">ProjectService</text:span></text:p>
          </table:table-cell>
          <table:table-cell table:style-name="Table12.B2" office:value-type="string">
            <text:p text:style-name="P59"><text:span text:style-name="T28">Tworzenie, modyfikacja oraz usuwanie projektów. Dodawanie oraz usuwanie użytkowników z projektu. Pobieranie projektów oraz listy błędów w projekcie.</text:span></text:p>
          </table:table-cell>
        </table:table-row>
        <table:table-row>
          <table:table-cell table:style-name="Table12.A2" office:value-type="string">
            <text:p text:style-name="P56"><text:span text:style-name="T28">RoleService</text:span></text:p>
          </table:table-cell>
          <table:table-cell table:style-name="Table12.B2" office:value-type="string">
            <text:p text:style-name="P59"><text:span text:style-name="T28">Tworzenie ról. Możliwość dodawania i odejmowania uprawnień od roli.</text:span></text:p>
          </table:table-cell>
        </table:table-row>
        <table:table-row>
          <table:table-cell table:style-name="Table12.A2" office:value-type="string">
            <text:p text:style-name="P56"><text:span text:style-name="T28">UserRevisionService</text:span></text:p>
          </table:table-cell>
          <table:table-cell table:style-name="Table12.B2" office:value-type="string">
            <text:p text:style-name="P59"><text:span text:style-name="T28">Odpowiedzialny za zwracanie listy poprzednich wersji użytkownika.</text:span></text:p>
          </table:table-cell>
        </table:table-row>
        <table:table-row>
          <table:table-cell table:style-name="Table12.A2" office:value-type="string">
            <text:p text:style-name="P56"><text:span text:style-name="T28">UserService</text:span></text:p>
          </table:table-cell>
          <table:table-cell table:style-name="Table12.B2" office:value-type="string">
            <text:p text:style-name="P59"><text:span text:style-name="T28">Tworzenie oraz modyfikacja użytkownika. Możliwość pobierania danych użytkowników. Oferuje też zmianę hasła.</text:span></text:p>
          </table:table-cell>
        </table:table-row>
      </table:table>
      <text:p text:style-name="P31"><text:span text:style-name="T16"/></text:p>
      <text:h text:style-name="P43" text:outline-level="2"><text:soft-page-break/>Kontrolery</text:h>
      <text:p text:style-name="P7">//TODO JAKIE SA KONTROLERY I CO TAKIEGO ROBIA</text:p>
      <text:h text:style-name="P43" text:outline-level="2">Opis interfejsu graficznego</text:h>
      <text:p text:style-name="P7">//TODO PODZIAL MENU, JAKIS OPIS FUNKCJONALNOSCI, Z CZEGO SKORZYSTALISMY</text:p>
      <text:h text:style-name="P43" text:outline-level="2">Raporty</text:h>
      <text:p text:style-name="P33"><text:span text:style-name="T29">To generowania raportów w aplikacji wykorzystywana jest biblioteka JasperReports. Obecnie jest uznawana za najpopularniejszy silnik tworzenia raportów z otwartym kodem źródłowym.</text:span></text:p>
      <text:p text:style-name="P33"><text:span text:style-name="T29">Raporty tworzone są w etapach:</text:span></text:p>
      <text:list xml:id="list35182742" text:style-name="L2">
        <text:list-item>
          <text:p text:style-name="P34"><text:span text:style-name="T29">Stworzenie szablonu wydruku za pomocą oprogramowania Jaspersoft Studio. Podczas tworzenia wzorca konieczne jest podanie źródeł danych (w przypadku połączenia z bazą danych musi zostać napisane zapytania). Dane te zostają później wykorzystane w raporcie.<text:line-break/>Biblioteka umożliwia tworzenie raportów typu master-detail. Zostało to wykorzystane m.in. do stworzenia uniwersalnej stopki.</text:span></text:p>
        </text:list-item>
        <text:list-item>
          <text:p text:style-name="P35"><text:span text:style-name="T29">Kompilacja szablonów. W tym etapie za pomocą specjalnego zadania Ant pliki szablonów przekształcane są w format umożliwiający wykorzystanie ich podczas generowania raportów w aplikacji. W tym celu został stworzony task </text:span><text:span text:style-name="T8">compileJasperJava</text:span><text:span text:style-name="T18"> uruchamiany podczas etapu generowania plików *.class.</text:span></text:p>
        </text:list-item>
        <text:list-item>
          <text:p text:style-name="P35"><text:span text:style-name="T18">Generowania raportów. Etap ten polega na wybraniu skompilowanego szablonu, przekazania mu źródła danych, parametrów oraz wywołania metod odpowiedzialnych za wygenerowanie wyniku. W celu ułatwienia tego etapu została stworzona klasa </text:span><text:span text:style-name="T8">Printer</text:span><text:span text:style-name="T18"> opakowująca konieczna konfigurację.</text:span></text:p>
        </text:list-item>
      </text:list>
      <text:p text:style-name="P36"><text:span text:style-name="T18">Pliki raportów stworzone w aplikacji: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4"><text:span text:style-name="T30">Raport</text:span></text:p>
          </table:table-cell>
          <table:table-cell table:style-name="Table13.B1" office:value-type="string">
            <text:p text:style-name="P54"><text:span text:style-name="T30">Opis</text:span></text:p>
          </table:table-cell>
        </table:table-row>
        <table:table-row>
          <table:table-cell table:style-name="Table13.A2" office:value-type="string">
            <text:p text:style-name="P57"><text:span text:style-name="T30">Bugs</text:span></text:p>
          </table:table-cell>
          <table:table-cell table:style-name="Table13.B2" office:value-type="string">
            <text:p text:style-name="P60"><text:span text:style-name="T30">Raport wyświetlający listę błędów, które widzi użytkownik. Jako źródło danych przyjmuje łańcuch znaków zawierający dane w formacie JSON. Korzysta z raportu </text:span><text:span text:style-name="T31">footer</text:span><text:span text:style-name="T30">.</text:span></text:p>
          </table:table-cell>
        </table:table-row>
        <table:table-row>
          <table:table-cell table:style-name="Table13.A2" office:value-type="string">
            <text:p text:style-name="P57"><text:span text:style-name="T30">bugsInProject</text:span></text:p>
          </table:table-cell>
          <table:table-cell table:style-name="Table13.B2" office:value-type="string">
            <text:p text:style-name="P60"><text:span text:style-name="T30">Raport błędów dla projektu. Źródłem danych jest połączenie z bazą danych.</text:span></text:p>
          </table:table-cell>
        </table:table-row>
        <table:table-row>
          <table:table-cell table:style-name="Table13.A2" office:value-type="string">
            <text:p text:style-name="P57"><text:span text:style-name="T30">footer</text:span></text:p>
          </table:table-cell>
          <table:table-cell table:style-name="Table13.B2" office:value-type="string">
            <text:p text:style-name="P60"><text:span text:style-name="T30">Stopka wydruku. Nie wymaga źródła danych.</text:span></text:p>
          </table:table-cell>
        </table:table-row>
        <table:table-row>
          <table:table-cell table:style-name="Table13.A2" office:value-type="string">
            <text:p text:style-name="P57"><text:span text:style-name="T30">userProjects</text:span></text:p>
          </table:table-cell>
          <table:table-cell table:style-name="Table13.B2" office:value-type="string">
            <text:p text:style-name="P60"><text:span text:style-name="T30">Raport wyświetlający listę projektów, do których ma dostęp użytkownik, wraz z przypisanymi do nich błędami. <text:s/>Źródłem danych jest połączenie z bazą danych. Korzysta z raportów </text:span><text:span text:style-name="T31">footer</text:span><text:span text:style-name="T30"> oraz </text:span><text:span text:style-name="T31">bugsInProject</text:span><text:span text:style-name="T30">.</text:span></text:p>
          </table:table-cell>
        </table:table-row>
      </table:table>
      <text:p text:style-name="P36"><text:span text:style-name="T18"/></text:p>
      <text:h text:style-name="P44" text:outline-level="2"><text:span text:style-name="T32">Bezpieczeństwo</text:span></text:h>
      <text:p text:style-name="P37"><text:span text:style-name="T32">Jako moduł bezpieczeństwa w aplikacji wykorzystywane jest </text:span><text:span text:style-name="T9">Spring Security</text:span><text:span text:style-name="T19">.</text:span></text:p>
      <text:p text:style-name="P37"><text:span text:style-name="T19">Bezpieczeństwo w aplikacji opiera się na systemie ról i uprawnień przypisanych do tych ról.</text:span></text:p>
      <text:p text:style-name="P37"><text:span text:style-name="T19">W aplikacji występują dwa rodzaje ról:</text:span></text:p>
      <text:list xml:id="list35497924" text:style-name="L3">
        <text:list-item>
          <text:p text:style-name="P38"><text:span text:style-name="T19">Projektowe. Role te opisują zadania jakie użytkownik pełni w konkretnym projekcie.</text:span></text:p>
        </text:list-item>
        <text:list-item>
          <text:p text:style-name="P38"><text:soft-page-break/><text:span text:style-name="T19">Użytkownika. Określa role użytkownika w aplikacji.</text:span></text:p>
        </text:list-item>
      </text:list>
      <text:p text:style-name="P37"><text:span text:style-name="T19">Każdy użytkownik posiada dokładnie jedną rolę użytkownika oraz tyle ról projektowych do ilu projektów jest podłączony.</text:span></text:p>
      <text:p text:style-name="P37"><text:span text:style-name="T19">Sprawdzanie uprawnień odbywa się z wykorzystaniem adnotacji </text:span><text:span text:style-name="T9">@PreAuthorize</text:span><text:span text:style-name="T19">. Metody oznaczone w ten sposób mogą zostać wywołane tylko gdy obecnie zalogowany użytkownik posiada odpowiednie prawa. W celu możliwości wykorzystania tego mechanizm została napisana klasa </text:span><text:span text:style-name="T9">CustomPermissionEvaluator</text:span><text:span text:style-name="T19">, której zadaniem jest odczytywanie przekazywanych parametrów i za pomocą obiektu </text:span><text:span text:style-name="T9">PermissionChecker</text:span><text:span text:style-name="T19"> sprawdzenie uprawnień. </text:span><text:span text:style-name="T20">Klasa </text:span><text:span text:style-name="T10">PermissionChecker</text:span><text:span text:style-name="T20"> sprawdza zarówno uprawnienia użytkownika jak i uprawnienia w obrębie projektu.</text:span></text:p>
      <text:p text:style-name="P37"><text:span text:style-name="T19">Aktualnie zalogowany użytkownik przetrzymywany jest w obiekcie klasy </text:span><text:span text:style-name="T9">ContextUser</text:span><text:span text:style-name="T19">.</text:span></text:p>
      <text:p text:style-name="P37"><text:span text:style-name="T19">Istnieje również możliwość sprawdzania uprawnień roli użytkownika z poziomu kodu JS. Odbywa się to za pomocą serwisu </text:span><text:span text:style-name="T9">permissionService</text:span><text:span text:style-name="T19"> oraz jego metody hasPermission. </text:span><text:span text:style-name="T21">Funkcjonalność ta jest wykorzystywana do podejmowania decyzji o pokazaniu elementu na stronie oraz o wysyłaniu żądań http do aplikacji.</text:span></text:p>
      <text:h text:style-name="P43" text:outline-level="2">Testy</text:h>
      <text:p text:style-name="P7">//TODO Opis testów jakie napisaliśmy</text:p>
      <text:h text:style-name="P45" text:outline-level="3">Testy jednostkowe</text:h>
      <text:p text:style-name="P7">//TODO Mockito, jak to odpalamy – krótko</text:p>
      <text:h text:style-name="P45" text:outline-level="3">Testy integracyjne</text:h>
      <text:p text:style-name="P7">//TODO można się nieco rozpisa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22:28:52.80</meta:creation-date>
    <dc:date>2014-06-15T15:42:29.19</dc:date>
    <meta:editing-duration>PT1H17M32S</meta:editing-duration>
    <meta:editing-cycles>14</meta:editing-cycles>
    <meta:generator>LibreOffice/3.6$Windows_x86 LibreOffice_project/e29a214-2bbed72-0621de6-a97528c-8f066d</meta:generator>
    <meta:document-statistic meta:table-count="13" meta:image-count="0" meta:object-count="0" meta:page-count="7" meta:paragraph-count="270" meta:word-count="1361" meta:character-count="10613" meta:non-whitespace-character-count="9552"/>
  </office:meta>
</office:document-meta>
</file>